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9.48mm"/>
    </style:style>
    <style:style style:name="co2" style:family="table-column">
      <style:table-column-properties fo:break-before="auto" style:column-width="25.05mm"/>
    </style:style>
    <style:style style:name="co3" style:family="table-column">
      <style:table-column-properties fo:break-before="auto" style:column-width="26.14mm"/>
    </style:style>
    <style:style style:name="co4" style:family="table-column">
      <style:table-column-properties fo:break-before="auto" style:column-width="46.57mm"/>
    </style:style>
    <style:style style:name="co5" style:family="table-column">
      <style:table-column-properties fo:break-before="auto" style:column-width="34.31mm"/>
    </style:style>
    <style:style style:name="co6" style:family="table-column">
      <style:table-column-properties fo:break-before="auto" style:column-width="158.22mm"/>
    </style:style>
    <style:style style:name="co7" style:family="table-column">
      <style:table-column-properties fo:break-before="auto" style:column-width="22.58mm"/>
    </style:style>
    <style:style style:name="co8" style:family="table-column">
      <style:table-column-properties fo:break-before="auto" style:column-width="42.21mm"/>
    </style:style>
    <style:style style:name="ro1" style:family="table-row">
      <style:table-row-properties style:row-height="8.45mm" fo:break-before="auto" style:use-optimal-row-height="true"/>
    </style:style>
    <style:style style:name="ro2" style:family="table-row">
      <style:table-row-properties style:row-height="30.67mm" fo:break-before="auto" style:use-optimal-row-height="false"/>
    </style:style>
    <style:style style:name="ro3" style:family="table-row">
      <style:table-row-properties style:row-height="56.07mm" fo:break-before="auto" style:use-optimal-row-height="true"/>
    </style:style>
    <style:style style:name="ro4" style:family="table-row">
      <style:table-row-properties style:row-height="48.14mm" fo:break-before="auto" style:use-optimal-row-height="true"/>
    </style:style>
    <style:style style:name="ro5" style:family="table-row">
      <style:table-row-properties style:row-height="71.95mm" fo:break-before="auto" style:use-optimal-row-height="true"/>
    </style:style>
    <style:style style:name="ro6" style:family="table-row">
      <style:table-row-properties style:row-height="40.2mm" fo:break-before="auto" style:use-optimal-row-height="true"/>
    </style:style>
    <style:style style:name="ro7" style:family="table-row">
      <style:table-row-properties style:row-height="64.01mm" fo:break-before="auto" style:use-optimal-row-height="true"/>
    </style:style>
    <style:style style:name="ro8" style:family="table-row">
      <style:table-row-properties style:row-height="87.82mm" fo:break-before="auto" style:use-optimal-row-height="true"/>
    </style:style>
    <style:style style:name="ro9" style:family="table-row">
      <style:table-row-properties style:row-height="24.32mm" fo:break-before="auto" style:use-optimal-row-height="true"/>
    </style:style>
    <style:style style:name="ro10" style:family="table-row">
      <style:table-row-properties style:row-height="28.17mm" fo:break-before="auto" style:use-optimal-row-height="true"/>
    </style:style>
    <style:style style:name="ro11" style:family="table-row">
      <style:table-row-properties style:row-height="16.32mm" fo:break-before="auto" style:use-optimal-row-height="true"/>
    </style:style>
    <style:style style:name="ro12" style:family="table-row">
      <style:table-row-properties style:row-height="32.1mm" fo:break-before="auto" style:use-optimal-row-height="true"/>
    </style:style>
    <style:style style:name="ro13" style:family="table-row">
      <style:table-row-properties style:row-height="28.29mm" fo:break-before="auto" style:use-optimal-row-height="true"/>
    </style:style>
    <style:style style:name="ro14" style:family="table-row">
      <style:table-row-properties style:row-height="20.27mm" fo:break-before="auto" style:use-optimal-row-height="true"/>
    </style:style>
    <style:style style:name="ro15" style:family="table-row">
      <style:table-row-properties style:row-height="59.76mm" fo:break-before="auto" style:use-optimal-row-height="true"/>
    </style:style>
    <style:style style:name="ro16" style:family="table-row">
      <style:table-row-properties style:row-height="47.91mm" fo:break-before="auto" style:use-optimal-row-height="true"/>
    </style:style>
    <style:style style:name="ro17"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fo:wrap-option="wrap" fo:border="0.74pt solid #ffffff"/>
      <style:text-properties fo:color="#ffffff" fo:font-weight="bold" style:font-weight-asian="bold" style:font-weight-complex="600" fo:hyphenate="true"/>
    </style:style>
    <style:style style:name="ce2" style:family="table-cell" style:parent-style-name="Default">
      <style:table-cell-properties style:text-align-source="fix" style:repeat-content="false" fo:wrap-option="wrap" style:vertical-align="top"/>
      <style:paragraph-properties fo:text-align="start"/>
      <style:text-properties fo:hyphenate="true"/>
    </style:style>
    <style:style style:name="ce3" style:family="table-cell" style:parent-style-name="Default">
      <style:table-cell-properties fo:wrap-option="wrap"/>
      <style:text-properties fo:hyphenate="true"/>
    </style:style>
    <style:style style:name="ce4" style:family="table-cell" style:parent-style-name="Default">
      <style:table-cell-properties style:text-align-source="fix" style:repeat-content="false" fo:wrap-option="wrap" style:vertical-align="top"/>
      <style:paragraph-properties fo:text-align="start" fo:margin-left="0mm"/>
      <style:text-properties fo:hyphenate="true"/>
    </style:style>
    <style:style style:name="ce5" style:family="table-cell" style:parent-style-name="Default">
      <style:table-cell-properties fo:background-color="#000000" style:text-align-source="fix" style:repeat-content="false" fo:wrap-option="wrap" fo:border="0.74pt solid #ffffff" style:vertical-align="top"/>
      <style:paragraph-properties fo:text-align="start"/>
      <style:text-properties fo:color="#ffffff" fo:font-weight="bold" style:font-weight-asian="bold" style:font-weight-complex="600" fo:hyphenate="true"/>
    </style:style>
    <style:style style:name="ce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Calibri" fo:font-size="10pt" fo:language="en" fo:country="IN"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true"/>
    </style:style>
    <style:style style:name="ce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Calibri" fo:font-size="10pt" fo:language="en" fo:country="IN"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fo:hyphenate="true"/>
    </style:style>
    <style:style style:name="ce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line-through-type="none" style:font-name="Calibri"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9" style:family="table-cell" style:parent-style-name="Default">
      <style:table-cell-properties style:text-align-source="fix" style:repeat-content="false" fo:wrap-option="wrap" style:vertical-align="top"/>
      <style:paragraph-properties fo:text-align="start"/>
      <style:text-properties style:font-name="Liberation Sans" style:font-name-asian="Noto Sans CJK SC Regular" style:font-name-complex="FreeSans" fo:hyphenate="true"/>
    </style:style>
    <style:style style:name="T1" style:family="text">
      <style:text-properties fo:font-weight="normal" style:font-weight-asian="normal" style:font-weight-complex="normal"/>
    </style:style>
    <style:style style:name="T2" style:family="text">
      <style:text-properties style:font-name="Calibri" fo:font-weight="normal" style:font-name-asian="Noto Sans CJK SC Regular" style:font-name-complex="FreeSans" style:font-weight-asian="normal" style:font-weight-complex="normal"/>
    </style:style>
    <style:style style:name="T3" style:family="text">
      <style:text-properties style:font-name="Calibri" style:font-name-asian="Noto Sans CJK SC Regular" style:font-name-complex="FreeSans" style:font-weight-asian="bold" style:font-weight-complex="bold"/>
    </style:style>
    <style:style style:name="T4" style:family="text">
      <style:text-properties style:font-name-asian="Noto Sans CJK SC Regular" style:font-name-complex="FreeSans"/>
    </style:style>
  </office:automatic-styles>
  <office:body>
    <office:spreadsheet>
      <table:calculation-settings table:automatic-find-labels="false"/>
      <table:table table:name="Frame Lock State Machine Test Plan" table:style-name="ta1">
        <table:table-column table:style-name="co1" table:default-cell-style-name="ce3"/>
        <table:table-column table:style-name="co2" table:default-cell-style-name="ce3"/>
        <table:table-column table:style-name="co3" table:default-cell-style-name="ce3"/>
        <table:table-column table:style-name="co4" table:default-cell-style-name="ce2"/>
        <table:table-column table:style-name="co5" table:default-cell-style-name="ce3"/>
        <table:table-column table:style-name="co6" table:default-cell-style-name="ce2"/>
        <table:table-column table:style-name="co7" table:default-cell-style-name="ce3"/>
        <table:table-column table:style-name="co4" table:default-cell-style-name="ce3"/>
        <table:table-column table:style-name="co8" table:default-cell-style-name="ce3"/>
        <table:table-column table:style-name="co7" table:number-columns-repeated="1015" table:default-cell-style-name="ce3"/>
        <table:table-row table:style-name="ro1">
          <table:table-cell table:style-name="ce1" office:value-type="string" calcext:value-type="string">
            <text:p>Test ID</text:p>
          </table:table-cell>
          <table:table-cell table:style-name="ce1" office:value-type="string" calcext:value-type="string">
            <text:p>Specification Revision</text:p>
          </table:table-cell>
          <table:table-cell table:style-name="ce1" office:value-type="string" calcext:value-type="string">
            <text:p>Specification Section</text:p>
          </table:table-cell>
          <table:table-cell table:style-name="ce5" office:value-type="string" calcext:value-type="string">
            <text:p>Specification Feature</text:p>
          </table:table-cell>
          <table:table-cell table:style-name="ce1" office:value-type="string" calcext:value-type="string">
            <text:p>Test Checking Type</text:p>
          </table:table-cell>
          <table:table-cell table:style-name="ce5" office:value-type="string" calcext:value-type="string">
            <text:p>Test Implementation Details</text:p>
          </table:table-cell>
          <table:table-cell table:style-name="ce1" office:value-type="string" calcext:value-type="string">
            <text:p>Test Name</text:p>
          </table:table-cell>
          <table:table-cell table:style-name="ce1" office:value-type="string" calcext:value-type="string">
            <text:p>Test Status</text:p>
          </table:table-cell>
          <table:table-cell table:style-name="ce1" office:value-type="string" calcext:value-type="string">
            <text:p>Designer Comments</text:p>
          </table:table-cell>
          <table:table-cell table:number-columns-repeated="1015"/>
        </table:table-row>
        <table:table-row table:style-name="ro2">
          <table:table-cell table:style-name="ce2" office:value-type="float" office:value="1" calcext:value-type="float">
            <text:p>1</text:p>
          </table:table-cell>
          <table:table-cell table:style-name="ce2" office:value-type="float" office:value="3.2" calcext:value-type="float">
            <text:p>3.2</text:p>
          </table:table-cell>
          <table:table-cell table:style-name="ce2" office:value-type="string" calcext:value-type="string">
            <text:p>5.19.2 Frame_Lock State Machine</text:p>
          </table:table-cell>
          <table:table-cell table:style-name="ce6" office:value-type="string" calcext:value-type="string">
            <text:p>Training status is correct for no training frames</text:p>
            <text:p><text:span text:style-name="T1">&lt;more details about section number of spec and specification statements might be useful&gt;</text:span></text:p>
          </table:table-cell>
          <table:table-cell table:style-name="ce7" office:value-type="string" calcext:value-type="string">
            <text:p>Directed test check/Functional coverage</text:p>
          </table:table-cell>
          <table:table-cell table:style-name="ce9" office:value-type="string" calcext:value-type="string">
            <text:p><text:span text:style-name="T4">Initialize the DUT and enable the port for training.  Leave the TD inactive.  Wait the period specified in the PortnLink Timer Control CSR, DME Training Completion Timer.</text:span></text:p>
            <text:p><text:span text:style-name="T4">Success:</text:span></text:p>
            <text:p><text:span text:style-name="T4">For all lanes, LanenStatus1 CSR, bit 21 should be 1 (Training failed).</text:span></text:p>
            <text:p><text:span text:style-name="T4">For all lanes, LanenStatus1 CSR, bit 22 should be 0 (Training did not complete).</text:span></text:p>
            <text:p><text:span text:style-name="T4">Repeat for all lanes, all ports.</text:span></text:p>
            <text:p><text:span text:style-name="T4">Repeat for all lanes but the one under test inactive.</text:span></text:p>
          </table:table-cell>
          <table:table-cell table:style-name="ce2" table:number-columns-repeated="4"/>
          <table:table-cell table:number-columns-repeated="1014"/>
        </table:table-row>
        <table:table-row table:style-name="ro3">
          <table:table-cell table:style-name="ce2" office:value-type="float" office:value="2" calcext:value-type="float">
            <text:p>2</text:p>
          </table:table-cell>
          <table:table-cell table:style-name="ce2"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Training completes for good frames at any bit position</text:p>
            <text:p><text:span text:style-name="T2">&lt;more details about section number of spec and specification statements might be useful&gt;</text:span></text:p>
          </table:table-cell>
          <table:table-cell table:style-name="ce8" office:value-type="string" calcext:value-type="string">
            <text:p/>
            <text:p><text:span text:style-name="T3">Directed test check/Functional coverage</text:span></text:p>
            <text:p/>
          </table:table-cell>
          <table:table-cell office:value-type="string" calcext:value-type="string">
            <text:p>Reset the TD and the DUT; produce good training frames from the TD to permit training aligned to some bit position (p).  Permit training to  complete.  Wait the period specified in the PortnLink Timer Control CSR, DME Training Completion Timer.</text:p>
            <text:p>Success:</text:p>
            <text:p>For all lanes, LanenStatus1 CSR, bit 21 should be 0 (Training did not fail).</text:p>
            <text:p>For all lanes, LanenStatus1 CSR, bit 22 should be 1 (Training complete).</text:p>
            <text:p>Slip the TD frame alignment by any of 522 *8 – 1 possible bit positions (TD should be permitted to jump multiple bit positions or slip a single position forward or back, randomly, as long as all positions are tested).  Repeat the training.  (this could be a new simulation, power cycle the board, reset the device, or forced retraining via a degraded port).  Regardless of the bit position chosen and the relation to the previous position, the DUT should be able to realign correctly.</text:p>
            <text:p>Success :</text:p>
            <text:p>For all lanes, LanenStatus1 CSR, bit 21 should be 0 (Training did not fail).</text:p>
            <text:p>For all lanes, LanenStatus1 CSR, bit 22 should be 1 (Training complete).</text:p>
          </table:table-cell>
          <table:table-cell table:style-name="ce2" table:number-columns-repeated="4"/>
          <table:table-cell table:number-columns-repeated="1014"/>
        </table:table-row>
        <table:table-row table:style-name="ro4">
          <table:table-cell table:style-name="ce2" office:value-type="float" office:value="3" calcext:value-type="float">
            <text:p>3</text:p>
          </table:table-cell>
          <table:table-cell table:style-name="ce2"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Once locked, the frame lock during training is retained for 4 frame errors</text:p>
            <text:p><text:span text:style-name="T2">&lt;more details about section number of spec and specification statements might be useful&gt;</text:span></text:p>
          </table:table-cell>
          <table:table-cell table:style-name="ce8" office:value-type="string" calcext:value-type="string">
            <text:p><text:span text:style-name="T3">Directed test check/Functional coverage</text:span></text:p>
            <text:p/>
          </table:table-cell>
          <table:table-cell office:value-type="string" calcext:value-type="string">
            <text:p>1. Reset the TD and the DUT; produce good training frames from the TD to permit training aligned to some bit position (p).</text:p>
            <text:p>2. Either poll the CSR to determine training has completed or probe the FSM to determine the bit position is locked (frame_lock = true).</text:p>
            <text:p>3. Send exactly 4 frames with corrupted markers.  Do not change the starting position of the frames. </text:p>
            <text:p>4. Resume sending good frames.</text:p>
            <text:p>5. Allow training to complete normally.</text:p>
            <text:p>Repeat for all lanes; test the bad frames consecutively, or interspersed with good frames.</text:p>
            <text:p>Success :</text:p>
            <text:p>For all lanes, LanenStatus1 CSR, bit 21 should be 0 (Training did not fail).</text:p>
            <text:p>For all lanes, LanenStatus1 CSR, bit 22 should be 1 (Training complete).</text:p>
          </table:table-cell>
          <table:table-cell table:style-name="ce2" table:number-columns-repeated="4"/>
          <table:table-cell table:number-columns-repeated="1014"/>
        </table:table-row>
        <table:table-row table:style-name="ro5">
          <table:table-cell table:style-name="ce2" office:value-type="float" office:value="4" calcext:value-type="float">
            <text:p>4</text:p>
          </table:table-cell>
          <table:table-cell table:style-name="ce2"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Once locked, 5 errors will cause the bit position to slip</text:p>
            <text:p><text:span text:style-name="T2">&lt;more details about section number of spec and specification statements might be useful&gt;</text:span></text:p>
          </table:table-cell>
          <table:table-cell table:style-name="ce8" office:value-type="string" calcext:value-type="string">
            <text:p><text:span text:style-name="T3">Directed test check/Functional coverage</text:span></text:p>
            <text:p/>
          </table:table-cell>
          <table:table-cell office:value-type="string" calcext:value-type="string">
            <text:p>1. Reset the TD and the DUT; produce good training frames from the TD to permit training aligned to some bit position (p). </text:p>
            <text:p>2. Either poll the CSR to determine training has completed or probe the FSM to determine the bit position is locked (frame_lock = true). </text:p>
            <text:p>3. Send exactly 5 frames with corrupted markers.  Do not change the starting position of the frames. </text:p>
            <text:p>4. Resume sending good frames.</text:p>
            <text:p>5. Allow training to complete normally.</text:p>
            <text:p/>
            <text:p>Repeat for all lanes; test the bad frames consecutively, or interspersed with good frames.</text:p>
            <text:p>Success  :</text:p>
            <text:p>Checking the result here is tricky; for simulation you could simply watch the five bad frames arrive, and the FSM lose and regain lock, at the old bit position since the frame start point was not changed. </text:p>
            <text:p>For a FPGA or ASIC, the only available CSR is for pass of fail for the training, overall.  If the TD control is tight enough, you can end the good training sequence with the 5th error to produce a training failure; but if you allow enough good frames to enter after the fifth error, the DUT could finish retraining and report a training success.</text:p>
          </table:table-cell>
          <table:table-cell table:style-name="ce2" table:number-columns-repeated="4"/>
          <table:table-cell table:number-columns-repeated="1014"/>
        </table:table-row>
        <table:table-row table:style-name="ro6">
          <table:table-cell table:style-name="ce2" office:value-type="string" calcext:value-type="string">
            <text:p>5a</text:p>
          </table:table-cell>
          <table:table-cell table:style-name="ce2"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two good markers in a row are needed to lock to a position; show a single good marker followed by bad won’t work)</text:p>
            <text:p><text:span text:style-name="T2">&lt;more details about section number of spec and specification statements might be useful&gt;</text:span></text:p>
          </table:table-cell>
          <table:table-cell table:style-name="ce8" office:value-type="string" calcext:value-type="string">
            <text:p><text:span text:style-name="T3">Directed test check/Functional coverage</text:span></text:p>
            <text:p/>
          </table:table-cell>
          <table:table-cell office:value-type="string" calcext:value-type="string">
            <text:p>1. Reset the TD and the DUT.</text:p>
            <text:p>2. Using a single bit position as the starting point, send one good frame with valid marker.</text:p>
            <text:p>3. Send at least one (but could be more)  frames with corrupted markers.</text:p>
            <text:p>4. Repeat the pattern throughout training.</text:p>
            <text:p>Success :</text:p>
            <text:p>With this pattern the Frame_Lock FSM should be unable to lock to any good position.</text:p>
            <text:p>For the lane(s) under test , LanenStatus1 CSR, bit 21 should be 1 (Training did fail).</text:p>
            <text:p>For all lanes, LanenStatus1 CSR, bit 22 should be 0 (Training did not complete).</text:p>
          </table:table-cell>
          <table:table-cell table:style-name="ce2" table:number-columns-repeated="4"/>
          <table:table-cell table:number-columns-repeated="1014"/>
        </table:table-row>
        <table:table-row table:style-name="ro7">
          <table:table-cell office:value-type="string" calcext:value-type="string">
            <text:p>5b</text:p>
          </table:table-cell>
          <table:table-cell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two good markers in a row are needed to lock to a position; show two good markers followed by bad will complete training</text:p>
            <text:p><text:span text:style-name="T2">&lt;more details about section number of spec and specification statements might be useful&gt;</text:span></text:p>
          </table:table-cell>
          <table:table-cell table:style-name="ce8" office:value-type="string" calcext:value-type="string">
            <text:p><text:span text:style-name="T3">Directed test check/Functional coverage</text:span></text:p>
            <text:p/>
          </table:table-cell>
          <table:table-cell office:value-type="string" calcext:value-type="string">
            <text:p>1. Reset the TD and the DUT.</text:p>
            <text:p>2. Using a single bit position as the starting point, send two good frames with valid marker.  The two good frames must be consecutive.</text:p>
            <text:p>3. Send at least one (no more than four) frames with corrupted markers.</text:p>
            <text:p>4. Repeat the pattern throughout training.</text:p>
            <text:p>This again is tricky.  The Frame_Lock FSM should complete training, assuming that the implementation-dependent slip algorithm eventually starts at the beginning of the first of the two good frames.  Certainly some implementations will eventually guarantee this but not all (the slip algorithm must be capable of eventually testing every possible bit position within a frame, but there would be nothing illegal in an implementation that always tested the ‘correct’ position at the start of the second good frame, or one of the bad frames).  In simulation the FSM can be watched and the timing adjusted to find a good starting position.  For a FPGA or ASIC  an understanding of the FSM implementation could be needed to adjust the input stream.</text:p>
            <text:p>Success :</text:p>
            <text:p>For the lane(s) under test , LanenStatus1 CSR, bit 21 should be 0 (Training did fail).</text:p>
            <text:p>For all lanes, LanenStatus1 CSR, bit 22 should be 1 (Training did not complete).</text:p>
          </table:table-cell>
          <table:table-cell table:number-columns-repeated="1018"/>
        </table:table-row>
        <table:table-row table:style-name="ro8">
          <table:table-cell table:style-name="ce4" office:value-type="float" office:value="6" calcext:value-type="float">
            <text:p>6</text:p>
          </table:table-cell>
          <table:table-cell table:style-name="ce4" office:value-type="float" office:value="3.2" calcext:value-type="float">
            <text:p>3.2</text:p>
          </table:table-cell>
          <table:table-cell table:style-name="ce2" office:value-type="string" calcext:value-type="string">
            <text:p>5.19.2 Frame_Lock State Machine</text:p>
          </table:table-cell>
          <table:table-cell office:value-type="string" calcext:value-type="string">
            <text:p>After reset, a new frame lock is required.</text:p>
            <text:p><text:span text:style-name="T2">&lt;more details about section number of spec and specification statements might be useful&gt;</text:span></text:p>
          </table:table-cell>
          <table:table-cell table:style-name="ce8" office:value-type="string" calcext:value-type="string">
            <text:p><text:span text:style-name="T3">Directed test check/Functional coverage</text:span></text:p>
            <text:p/>
          </table:table-cell>
          <table:table-cell office:value-type="string" calcext:value-type="string">
            <text:p>1. Reset the TD and the DUT; produce good training frames from the TD to permit training aligned to some bit position (p).</text:p>
            <text:p>2. Either poll the CSR to determine training has completed or, in simulation,  probe the FSM to determine the bit position is locked (frame_lock = true). </text:p>
            <text:p>3. End training mode; check the CSR to determine  training completed correctly.  Send traffic and see it is accepted.</text:p>
            <text:p>4. Reset the DUT; allow training to begin, but withhold good training frames (not just a slip, send any frame pattern that should not complete frame lock).</text:p>
            <text:p>In this case training should not complete successfully; the CSR will indicate that the training has failed.</text:p>
            <text:p>Success :</text:p>
            <text:p>For all lanes, LanenStatus1 CSR, bit 21 should be 1 (Training failed).</text:p>
            <text:p>For all lanes, LanenStatus1 CSR, bit 22 should be 0 (Training did not complete).</text:p>
            <text:p>1. To show that the DUT can be retrained after reset, reset the DUT again; send good training frames.</text:p>
            <text:p>2. Check the CSR and pass good data to verify that the frame relocked and training completed correctly.</text:p>
            <text:p/>
            <text:p>Repeat for all lanes; test the bad frames consecutively, or interspersed with good frames.</text:p>
            <text:p>Success :</text:p>
            <text:p>For all lanes, LanenStatus1 CSR, bit 21 should be 0 (Training did not fail).</text:p>
            <text:p>For all lanes, LanenStatus1 CSR, bit 22 should be 1 (Training complete).</text:p>
          </table:table-cell>
          <table:table-cell table:number-columns-repeated="1018"/>
        </table:table-row>
        <table:table-row table:style-name="ro9">
          <table:table-cell office:value-type="float" office:value="7" calcext:value-type="float">
            <text:p>7</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that disabled lanes do not indicate successful training</text:p>
          </table:table-cell>
          <table:table-cell table:style-name="ce8" office:value-type="string" calcext:value-type="string">
            <text:p><text:span text:style-name="T3">Directed test check/Functional coverage</text:span></text:p>
            <text:p/>
          </table:table-cell>
          <table:table-cell office:value-type="string" calcext:value-type="string">
            <text:p>Disable transmission and reception on lanes not under test.  Verify the following for those lanes: - Lane n Status 0 CSR "Receiver trained", "Receiver lane sync", "receiver ready" should be deasserted</text:p>
            <text:p>- Lane n Status 1 CSR "IDLE received", "IDLE Information Current" should be deasserted, "Training Type" is 0b000 (UNTRAINED)</text:p>
            <text:p>- Lane n Status 2 CSR "LP Receive lane ready", "LP Lane trained" should be deasserted</text:p>
          </table:table-cell>
          <table:table-cell table:number-columns-repeated="1018"/>
        </table:table-row>
        <table:table-row table:style-name="ro10">
          <table:table-cell office:value-type="float" office:value="8" calcext:value-type="float">
            <text:p>8</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correct behavior after reset</text:p>
          </table:table-cell>
          <table:table-cell table:style-name="ce8" office:value-type="string" calcext:value-type="string">
            <text:p><text:span text:style-name="T3">Directed test check/Functional coverage</text:span></text:p>
            <text:p/>
          </table:table-cell>
          <table:table-cell office:value-type="string" calcext:value-type="string">
            <text:p>- After a port reset, the receivers at both ends of the link indicate loss of signal and loss of lane sync for 120 msec +/- 33%</text:p>
            <text:p>- Lane n Status 0 CSR "Receiver Trained", "receiver lane sync", "receiver lane ready" should be deasserted</text:p>
            <text:p>- Lane n Status 1 CSR "IDLE received" should be deasserted, "Training Type" is 0b000 (UNTRAINED)</text:p>
            <text:p>- Lane n Status 1 CSR "IDLE3 Loss of Signal" should be asserted</text:p>
          </table:table-cell>
          <table:table-cell table:number-columns-repeated="1018"/>
        </table:table-row>
        <table:table-row table:style-name="ro11">
          <table:table-cell office:value-type="float" office:value="9" calcext:value-type="float">
            <text:p>9</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short run code word training is attempted</text:p>
          </table:table-cell>
          <table:table-cell table:style-name="ce8" office:value-type="string" calcext:value-type="string">
            <text:p><text:span text:style-name="T3">Directed test check/Functional coverage</text:span></text:p>
            <text:p/>
          </table:table-cell>
          <table:table-cell office:value-type="string" calcext:value-type="string">
            <text:p>- Once lane sync is achieved, if the DUT indicates that it supports short run code word training, and the BFM is configured to support short run code word training, both ends should execute code word training.</text:p>
            <text:p>- Lane n Status 1 CSR "Training Type" is 0b010 "CW_TRAIN"</text:p>
          </table:table-cell>
          <table:table-cell table:number-columns-repeated="1018"/>
        </table:table-row>
        <table:table-row table:style-name="ro12">
          <table:table-cell office:value-type="float" office:value="10" calcext:value-type="float">
            <text:p>10</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short run code word training is successful</text:p>
          </table:table-cell>
          <table:table-cell table:style-name="ce8" office:value-type="string" calcext:value-type="string">
            <text:p><text:span text:style-name="T3">Directed test check/Functional coverage</text:span></text:p>
            <text:p/>
          </table:table-cell>
          <table:table-cell office:value-type="string" calcext:value-type="string">
            <text:p>- Codeword training ends successfully when the training timer has not expired, the lanes transmitter output enable is asserted, lane sync is asserted, lane trained is asserted, and from_sc_lane_trained is asserted.</text:p>
            <text:p>- Lane n Status 0 CSR "Receiver Trained", "Receiver lane sync", and "Receiver lane ready" are all asserted</text:p>
            <text:p>- Lane n Status 1 CSR "Training Type" is 0b100 "TRAINED"</text:p>
            <text:p>- Lane n Status 1 CSR "CW Training Completed" is asserted, "CW Training Failed" is deasserted.</text:p>
            <text:p>- Lane n Status 2 CSR "LP Receive Lane Ready", "LP Lane Trained" are asserted.</text:p>
          </table:table-cell>
          <table:table-cell table:number-columns-repeated="1018"/>
        </table:table-row>
        <table:table-row table:style-name="ro10">
          <table:table-cell office:value-type="float" office:value="11" calcext:value-type="float">
            <text:p>11</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short run code word timeout, if possible</text:p>
          </table:table-cell>
          <table:table-cell table:style-name="ce8" office:value-type="string" calcext:value-type="string">
            <text:p><text:span text:style-name="T3">Directed test check/Functional coverage</text:span></text:p>
            <text:p/>
          </table:table-cell>
          <table:table-cell office:value-type="string" calcext:value-type="string">
            <text:p>- If possible, configure the DUT to timeout during code word training.  Verify that the DUT indicates code word training failure.</text:p>
            <text:p>- Lane n Status 0 CSR "Receiver Trained", "Receiver lane sync", and "Receiver lane ready" are all deasserted</text:p>
            <text:p>- Lane n Status 1 CSR "Training Type" is 0b000 "UNTRAINED"</text:p>
            <text:p>- Lane n Status 1 CSR "CW Training Completed" and "CW Training Failed" are asserted.</text:p>
            <text:p>- Lane n Status 2 CSR "LP Receive Lane Ready", "LP Lane Trained" are asserted.</text:p>
          </table:table-cell>
          <table:table-cell table:number-columns-repeated="1018"/>
        </table:table-row>
        <table:table-row table:style-name="ro10">
          <table:table-cell office:value-type="float" office:value="12" calcext:value-type="float">
            <text:p>12</text:p>
          </table:table-cell>
          <table:table-cell office:value-type="float" office:value="3.2" calcext:value-type="float">
            <text:p>3.2</text:p>
          </table:table-cell>
          <table:table-cell office:value-type="string" calcext:value-type="string">
            <text:p>5.19.3.2 Short run Lane_Training state machine</text:p>
          </table:table-cell>
          <table:table-cell office:value-type="string" calcext:value-type="string">
            <text:p>Verify short run code word training begins again after reset</text:p>
          </table:table-cell>
          <table:table-cell table:style-name="ce8" office:value-type="string" calcext:value-type="string">
            <text:p><text:span text:style-name="T3">Directed test check/Functional coverage</text:span></text:p>
            <text:p/>
          </table:table-cell>
          <table:table-cell office:value-type="string" calcext:value-type="string">
            <text:p>- Reset the DUT during code word training.  Verify that the DUT indicates code word training has started again without error..</text:p>
            <text:p>- Lane n Status 0 CSR "Receiver Trained", "Receiver lane sync", and "Receiver lane ready" are all deasserted</text:p>
            <text:p>- Lane n Status 1 CSR "Training Type" is 0b000 "UNTRAINED"</text:p>
            <text:p>- Lane n Status 1 CSR "CW Training Completed" and "CW Training Failed" are deasserted.</text:p>
            <text:p>- Lane n Status 2 CSR "LP Receive Lane Ready", "LP Lane Trained" are asserted.</text:p>
          </table:table-cell>
          <table:table-cell table:number-columns-repeated="1018"/>
        </table:table-row>
        <table:table-row table:style-name="ro13">
          <table:table-cell office:value-type="float" office:value="13" calcext:value-type="float">
            <text:p>13</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Verify correct behavior after reset</text:p>
          </table:table-cell>
          <table:table-cell table:style-name="ce8" office:value-type="string" calcext:value-type="string">
            <text:p><text:span text:style-name="T3">Directed test check/Functional coverage</text:span></text:p>
            <text:p/>
          </table:table-cell>
          <table:table-cell office:value-type="string" calcext:value-type="string">
            <text:p>Once reset is de-asserted, check the following register for the current state of the Lane Alignment state Machine, Port n Initialization Status CSRs - Bit 0-4,Lane Alignment and Lane n Status 2 CSRs - Bit 17-19, LP Receive width.</text:p>
            <text:p/>
            <text:p>   For initial 120 msec +/- 33%, the state machine should be in NOT_ALIGNED state.</text:p>
            <text:p>   Once in operating mode, the corresponding alignment state machine should be in ALIGNED state.</text:p>
          </table:table-cell>
          <table:table-cell table:number-columns-repeated="1018"/>
        </table:table-row>
        <table:table-row table:style-name="ro11">
          <table:table-cell office:value-type="float" office:value="14" calcext:value-type="float">
            <text:p>14</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Verify port width override operation</text:p>
          </table:table-cell>
          <table:table-cell table:style-name="ce8" office:value-type="string" calcext:value-type="string">
            <text:p><text:span text:style-name="T3">Directed test check/Functional coverage</text:span></text:p>
            <text:p/>
          </table:table-cell>
          <table:table-cell office:value-type="string" calcext:value-type="string">
            <text:p>Program the required operating width in Port n Control CSRs - Bit 5-7, Port Width Override.check the following register for the current state of the Lane Alignment state Machine, Port n Initialization Status CSRs - Bit 0-4,Lane Alignment and Lane n Status 2 CSRs - Bit 17-19, LP Receive width</text:p>
          </table:table-cell>
          <table:table-cell table:number-columns-repeated="1018"/>
        </table:table-row>
        <table:table-row table:style-name="ro11">
          <table:table-cell office:value-type="float" office:value="15" calcext:value-type="float">
            <text:p>15</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Verify correct reaction to high error rate</text:p>
          </table:table-cell>
          <table:table-cell table:style-name="ce8" office:value-type="string" calcext:value-type="string">
            <text:p><text:span text:style-name="T3">Directed test check/Functional coverage</text:span></text:p>
            <text:p/>
          </table:table-cell>
          <table:table-cell office:value-type="string" calcext:value-type="string">
            <text:p>For each of the alignment state machine in the DUT, after achieving lane alignment and N_lanes_aligned = 1, inject error into any active lanes and check state machine movement <text:s/>to unaligned state.</text:p>
          </table:table-cell>
          <table:table-cell table:number-columns-repeated="1018"/>
        </table:table-row>
        <table:table-row table:style-name="ro11">
          <table:table-cell office:value-type="float" office:value="16" calcext:value-type="float">
            <text:p>16</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Verify correct reaction to low error rate</text:p>
          </table:table-cell>
          <table:table-cell table:style-name="ce8" office:value-type="string" calcext:value-type="string">
            <text:p><text:span text:style-name="T3">Directed test check/Functional coverage</text:span></text:p>
            <text:p/>
          </table:table-cell>
          <table:table-cell office:value-type="string" calcext:value-type="string">
            <text:p>For each of the alignment state machine in the DUT, after achieving lane alignment and N_lanes_aligned = 1, inject error intermittently into any active lanes and check state machine movement.</text:p>
          </table:table-cell>
          <table:table-cell table:number-columns-repeated="1018"/>
        </table:table-row>
        <table:table-row table:style-name="ro14">
          <table:table-cell office:value-type="float" office:value="17" calcext:value-type="float">
            <text:p>17</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Confirm port enable/disable operation.</text:p>
          </table:table-cell>
          <table:table-cell table:style-name="ce8" office:value-type="string" calcext:value-type="string">
            <text:p><text:span text:style-name="T3">Directed test check/Functional coverage</text:span></text:p>
            <text:p/>
          </table:table-cell>
          <table:table-cell office:value-type="string" calcext:value-type="string">
            <text:p>  Enable the Port. Check the Port n Initialization Status CSRs - Bit 0-4,Lane Alignment  indicating Lane Alignment state.</text:p>
            <text:p/>
            <text:p> Disable the Port. Check the Port n Initialization Status CSRs - Bit 0-4,Lane Alignment  indicating Unaligned condition</text:p>
          </table:table-cell>
          <table:table-cell table:number-columns-repeated="1018"/>
        </table:table-row>
        <table:table-row table:style-name="ro11">
          <table:table-cell office:value-type="float" office:value="18" calcext:value-type="float">
            <text:p>18</text:p>
          </table:table-cell>
          <table:table-cell office:value-type="float" office:value="3.2" calcext:value-type="float">
            <text:p>3.2</text:p>
          </table:table-cell>
          <table:table-cell office:value-type="string" calcext:value-type="string">
            <text:p>5.19.6 Lane Alignment State Machine</text:p>
          </table:table-cell>
          <table:table-cell office:value-type="string" calcext:value-type="string">
            <text:p>Verify state machine can be reset at any time</text:p>
          </table:table-cell>
          <table:table-cell table:style-name="ce8" office:value-type="string" calcext:value-type="string">
            <text:p><text:span text:style-name="T3">Directed test check/Functional coverage</text:span></text:p>
            <text:p/>
          </table:table-cell>
          <table:table-cell office:value-type="string" calcext:value-type="string">
            <text:p><text:s/>When Lane Alignment is going on, apply reset and check the state machine movement once reset is de-asserted.</text:p>
          </table:table-cell>
          <table:table-cell table:number-columns-repeated="1018"/>
        </table:table-row>
        <table:table-row table:style-name="ro15">
          <table:table-cell office:value-type="float" office:value="19" calcext:value-type="float">
            <text:p>19</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port enable/disable operation.</text:p>
          </table:table-cell>
          <table:table-cell table:style-name="ce8" office:value-type="string" calcext:value-type="string">
            <text:p><text:span text:style-name="T3">Directed test check/Functional coverage</text:span></text:p>
            <text:p/>
          </table:table-cell>
          <table:table-cell office:value-type="string" calcext:value-type="string">
            <text:p>-          Verify that the lanes not under test do not indicate successful lane synchronization.</text:p>
            <text:p/>
            <text:p>o   Disable the Port. Check the following register bits.</text:p>
            <text:p/>
            <text:p>§  lane[n] Status 0 CSR bit[18] (Receiver lane sync), bit[19] (Receiver lane sync) are FALSE</text:p>
            <text:p/>
            <text:p>§  lane[n] Status 2 CSR bit[20-22] (LP Receive Lanes Ready) = 3’b000.</text:p>
            <text:p/>
            <text:p>§  lane[n] Status 2 CSR bit[23] (LP Receive Lane Ready) = 1’b0.</text:p>
            <text:p/>
            <text:p>§  lane[n] Status 2 CSR bit[24] (LP Lane Trained) = 1’b0.</text:p>
            <text:p/>
            <text:p>o   Enable the Port. Check the following register bit is set indicating Lane Synchronization Status.</text:p>
            <text:p/>
            <text:p>§  lane[n] Status 0 CSR bit[18] (Receiver lane sync), bit[19] (Receiver lane sync) is TRUE</text:p>
          </table:table-cell>
          <table:table-cell table:number-columns-repeated="1018"/>
        </table:table-row>
        <table:table-row table:style-name="ro10">
          <table:table-cell office:value-type="float" office:value="20" calcext:value-type="float">
            <text:p>20</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reset operation.</text:p>
          </table:table-cell>
          <table:table-cell table:style-name="ce8" office:value-type="string" calcext:value-type="string">
            <text:p><text:span text:style-name="T3">Directed test check/Functional coverage</text:span></text:p>
            <text:p/>
          </table:table-cell>
          <table:table-cell office:value-type="string" calcext:value-type="string">
            <text:p>-          After a port reset, the receivers at both ends of the link indicate loss of signal and loss of lane sync.</text:p>
            <text:p/>
            <text:p>o   Enable the lane[n] receiver. Check the following register bit is set indicating Lane Synchronization Status.</text:p>
            <text:p/>
            <text:p>§  lane[n] Status 0 CSR bit[18] (Receiver lane sync), bit[19] (Receiver lane sync) is TRUE</text:p>
          </table:table-cell>
          <table:table-cell table:number-columns-repeated="1018"/>
        </table:table-row>
        <table:table-row table:style-name="ro11">
          <table:table-cell office:value-type="float" office:value="21" calcext:value-type="float">
            <text:p>21</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correct state after reset.</text:p>
          </table:table-cell>
          <table:table-cell table:style-name="ce8" office:value-type="string" calcext:value-type="string">
            <text:p><text:span text:style-name="T3">Directed test check/Functional coverage</text:span></text:p>
            <text:p/>
          </table:table-cell>
          <table:table-cell office:value-type="string" calcext:value-type="string">
            <text:p>-          After the port reset de-assertion, Verify the following signals for lane[n]</text:p>
            <text:p/>
            <text:p>o   codeword_lock[n], lane_sync[n], force_no_lock, from_sc_port_silence, from_sc_lane_silence, lane[n]_drvr_oe is de-asserted and Port Initialization State Machine is in “SLNT” state. </text:p>
          </table:table-cell>
          <table:table-cell table:number-columns-repeated="1018"/>
        </table:table-row>
        <table:table-row table:style-name="ro10">
          <table:table-cell office:value-type="float" office:value="22" calcext:value-type="float">
            <text:p>22</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correct state after reset.</text:p>
          </table:table-cell>
          <table:table-cell table:style-name="ce8" office:value-type="string" calcext:value-type="string">
            <text:p><text:span text:style-name="T3">Directed test check/Functional coverage</text:span></text:p>
            <text:p/>
          </table:table-cell>
          <table:table-cell office:value-type="string" calcext:value-type="string">
            <text:p>-          After the port reset re-assertion, Verify the following signals for lane[n]</text:p>
            <text:p/>
            <text:p>o   The lane[n]_drvr_oe[n] = 1’b1, codeword_lock = 1’b0, and Lane_Synchronization state machine is in state “NO_SYNC”.</text:p>
            <text:p/>
            <text:p>o   DScounter is greater than 7, Lane_Synchronization state machine is in state “SYNC” and lane_sync[n] is asserted.</text:p>
          </table:table-cell>
          <table:table-cell table:number-columns-repeated="1018"/>
        </table:table-row>
        <table:table-row table:style-name="ro16">
          <table:table-cell office:value-type="float" office:value="23" calcext:value-type="float">
            <text:p>23</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lane synchronization success.</text:p>
          </table:table-cell>
          <table:table-cell table:style-name="ce8" office:value-type="string" calcext:value-type="string">
            <text:p><text:span text:style-name="T3">Directed test check/Functional coverage</text:span></text:p>
            <text:p/>
          </table:table-cell>
          <table:table-cell office:value-type="string" calcext:value-type="string">
            <text:p/>
            <text:p/>
            <text:p>-          Enable the Port. Check the following register bit is set indicating Lane Synchronization Status.</text:p>
            <text:p/>
            <text:p>o   lane[n] Status 0 CSR bit[18] (Receiver lane sync), bit[19] (Receiver lane sync) are TRUE</text:p>
            <text:p/>
            <text:p>-          Disable the Port and check the following register bit</text:p>
            <text:p/>
            <text:p>o   lane[n] Status 0 CSR bit[18] (Receiver lane sync), bit[19] (Receiver lane sync) are FALSE</text:p>
            <text:p/>
            <text:p>o   lane[n] Status 0 CSR bit[24] (Lane_sync state change) = 1’b1.</text:p>
          </table:table-cell>
          <table:table-cell table:number-columns-repeated="1018"/>
        </table:table-row>
        <table:table-row table:style-name="ro12">
          <table:table-cell office:value-type="float" office:value="24" calcext:value-type="float">
            <text:p>24</text:p>
          </table:table-cell>
          <table:table-cell office:value-type="float" office:value="3.2" calcext:value-type="float">
            <text:p>3.2</text:p>
          </table:table-cell>
          <table:table-cell office:value-type="string" calcext:value-type="string">
            <text:p>5.19.5 Lane Synchronization State Machine</text:p>
          </table:table-cell>
          <table:table-cell office:value-type="string" calcext:value-type="string">
            <text:p>Confirm lane synchronization faiure with high bit error rate.</text:p>
          </table:table-cell>
          <table:table-cell table:style-name="ce8" office:value-type="string" calcext:value-type="string">
            <text:p><text:span text:style-name="T3">Directed test check/Functional coverage</text:span></text:p>
            <text:p/>
          </table:table-cell>
          <table:table-cell office:value-type="string" calcext:value-type="string">
            <text:p>-          Enable the Port. Check the following register bit is set indicating Lane Synchronization Status.</text:p>
            <text:p/>
            <text:p>o   lane[n] Status 0 CSR bit[18] (Receiver lane sync), bit[19] (Receiver lane sync) are TRUE</text:p>
            <text:p/>
            <text:p>-          Inject error into the incoming data stream at the input of 64b/67b decoder.</text:p>
            <text:p/>
            <text:p>o   lane[n] Status 0 CSR bit[18] (Receiver lane sync), bit[19] (Receiver lane sync) are FALSE</text:p>
          </table:table-cell>
          <table:table-cell table:number-columns-repeated="1018"/>
        </table:table-row>
        <table:table-row table:style-name="ro17">
          <table:table-cell table:style-name="ce2" table:number-columns-repeated="3"/>
          <table:table-cell/>
          <table:table-cell table:style-name="ce2"/>
          <table:table-cell table:number-columns-repeated="1019"/>
        </table:table-row>
        <table:table-row table:style-name="ro17" table:number-rows-repeated="1048548">
          <table:table-cell table:number-columns-repeated="1024"/>
        </table:table-row>
        <table:table-row table:style-name="ro1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currency-symbol number:language="en" number:country="IN">₹</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3">0000-00-00</text:date>, <text:time style:data-style-name="N2" text:time-value="09:55:03.2112052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09:38:04.120855990</meta:creation-date>
    <dc:date>2018-07-03T10:16:40.845402880</dc:date>
    <meta:editing-duration>PT11M12S</meta:editing-duration>
    <meta:editing-cycles>2</meta:editing-cycles>
    <meta:generator>LibreOffice/5.1.6.2$Linux_X86_64 LibreOffice_project/10m0$Build-2</meta:generator>
    <meta:document-statistic meta:table-count="1" meta:cell-count="159" meta:object-count="0"/>
  </office:meta>
</office:document-meta>
</file>